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text-properties fo:font-size="20pt" fo:language="en" fo:country="US" style:font-size-asian="20pt" style:font-size-complex="20pt"/>
    </style:style>
    <style:style style:name="P3" style:family="paragraph" style:parent-style-name="Standard">
      <style:text-properties fo:font-size="20pt" fo:language="en" fo:country="US" style:font-size-asian="20pt" style:font-size-complex="20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draw:style-name="fr1" draw:name="Object1" text:anchor-type="as-char" svg:y="-0.951cm" svg:width="2.983cm" svg:height="1.61cm" draw:z-index="0"><draw:object xlink:href="./Object 1" xlink:type="simple" xlink:show="embed" xlink:actuate="onLoad"/><draw:image xlink:href="./ObjectReplacements/Object 1" xlink:type="simple" xlink:show="embed" xlink:actuate="onLoad"/></draw:frame><text:tab/><text:tab/><draw:frame draw:style-name="fr1" draw:name="Object2" text:anchor-type="as-char" svg:y="-0.953cm" svg:width="3.082cm" svg:height="1.616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"/>
      <text:p text:style-name="P2"><draw:frame draw:style-name="fr2" draw:name="Object3" text:anchor-type="as-char" svg:y="-9.807cm" svg:width="11.561cm" svg:height="19.486cm" draw:z-index="2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gor Prokhorov</meta:initial-creator>
    <meta:creation-date>2018-03-16T12:12:31.18</meta:creation-date>
    <dc:date>2018-03-16T12:45:45.68</dc:date>
    <dc:creator>Igor Prokhorov</dc:creator>
    <meta:editing-duration>PT32M59S</meta:editing-duration>
    <meta:editing-cycles>7</meta:editing-cycles>
    <meta:generator>OpenOffice/4.1.5$Win32 OpenOffice.org_project/415m1$Build-9789</meta:generator>
    <meta:document-statistic meta:table-count="0" meta:image-count="0" meta:object-count="3" meta:page-count="1" meta:paragraph-count="2" meta:word-count="0" meta:character-count="5"/>
  </office:meta>
</office:document-meta>
</file>

<file path=Object 1/content.xml><?xml version="1.0" encoding="utf-8"?>
<math xmlns="http://www.w3.org/1998/Math/MathML">
  <semantics>
    <mrow>
      <mrow>
        <msup>
          <mi>x</mi>
          <mrow>
            <mi>'</mi>
          </mrow>
        </msup>
        <mo stretchy="false">=</mo>
        <mfrac>
          <mrow>
            <mrow>
              <mo stretchy="false">(</mo>
              <mrow>
                <mrow>
                  <mi>x</mi>
                  <mo stretchy="false">−</mo>
                  <mover accent="true">
                    <mi>x</mi>
                    <mo stretchy="false">̄</mo>
                  </mover>
                </mrow>
              </mrow>
              <mo stretchy="false">)</mo>
            </mrow>
          </mrow>
          <mrow>
            <msub>
              <mi mathvariant="italic">sd</mi>
              <mrow>
                <mi>x</mi>
              </mrow>
            </msub>
          </mrow>
        </mfrac>
      </mrow>
    </mrow>
    <annotation encoding="StarMath 5.0">x^{'} = {(x - bar x)} over {sd_{x}}
</annotation>
  </semantics>
</math>
</file>

<file path=Object 2/content.xml><?xml version="1.0" encoding="utf-8"?>
<math xmlns="http://www.w3.org/1998/Math/MathML">
  <semantics>
    <mrow>
      <mrow>
        <msup>
          <mi>y</mi>
          <mrow>
            <mi>'</mi>
          </mrow>
        </msup>
        <mo stretchy="false">=</mo>
        <mfrac>
          <mrow>
            <mrow>
              <mo stretchy="false">(</mo>
              <mrow>
                <mrow>
                  <mi>y</mi>
                  <mo stretchy="false">−</mo>
                  <mover accent="true">
                    <mi>y</mi>
                    <mo stretchy="false">̄</mo>
                  </mover>
                </mrow>
              </mrow>
              <mo stretchy="false">)</mo>
            </mrow>
          </mrow>
          <mrow>
            <msub>
              <mi mathvariant="italic">sd</mi>
              <mrow>
                <mi>y</mi>
              </mrow>
            </msub>
          </mrow>
        </mfrac>
      </mrow>
    </mrow>
    <annotation encoding="StarMath 5.0">y^{'} = {(y - bar y)} over {sd_{y}}
</annotation>
  </semantics>
</math>
</file>

<file path=Object 3/content.xml><?xml version="1.0" encoding="utf-8"?>
<math xmlns="http://www.w3.org/1998/Math/MathML">
  <semantics>
    <mtable>
      <mtr>
        <mtd>
          <mrow>
            <mrow>
              <mi>y</mi>
              <mo stretchy="false">=</mo>
              <mrow>
                <mrow>
                  <mi>w</mi>
                  <mo stretchy="false">∗</mo>
                  <mi>x</mi>
                </mrow>
                <mo stretchy="false">+</mo>
                <mi>b</mi>
              </mrow>
            </mrow>
          </mrow>
        </mtd>
      </mtr>
      <mtr>
        <mtd/>
      </mtr>
      <mtr>
        <mtd>
          <mrow>
            <mrow>
              <msup>
                <mi>y</mi>
                <mrow>
                  <mi>'</mi>
                </mrow>
              </msup>
              <mo stretchy="false">=</mo>
              <mrow>
                <mrow>
                  <msup>
                    <mi>w</mi>
                    <mrow>
                      <mi>'</mi>
                    </mrow>
                  </msup>
                  <mo stretchy="false">∗</mo>
                  <msup>
                    <mi>x</mi>
                    <mrow>
                      <mi>'</mi>
                    </mrow>
                  </msup>
                </mrow>
                <mo stretchy="false">+</mo>
                <msup>
                  <mi>b</mi>
                  <mrow>
                    <mi>'</mi>
                  </mrow>
                </msup>
              </mrow>
            </mrow>
          </mrow>
        </mtd>
      </mtr>
      <mtr>
        <mtd/>
      </mtr>
      <mtr>
        <mtd>
          <mrow>
            <mrow>
              <mfrac>
                <mrow>
                  <mrow>
                    <mo stretchy="false">(</mo>
                    <mrow>
                      <mrow>
                        <mi>y</mi>
                        <mo stretchy="false">−</mo>
                        <mover accent="true">
                          <mi>y</mi>
                          <mo stretchy="false">̄</mo>
                        </mover>
                      </mrow>
                    </mrow>
                    <mo stretchy="false">)</mo>
                  </mrow>
                </mrow>
                <mrow>
                  <msub>
                    <mi mathvariant="italic">sd</mi>
                    <mrow>
                      <mi>y</mi>
                    </mrow>
                  </msub>
                </mrow>
              </mfrac>
              <mo stretchy="false">=</mo>
              <mrow>
                <mrow>
                  <msup>
                    <mi>w</mi>
                    <mrow>
                      <mi>'</mi>
                    </mrow>
                  </msup>
                  <mo stretchy="false">∗</mo>
                  <mrow>
                    <mo stretchy="false">(</mo>
                    <mrow>
                      <mfrac>
                        <mrow>
                          <mrow>
                            <mo stretchy="false">(</mo>
                            <mrow>
                              <mrow>
                                <mi>x</mi>
                                <mo stretchy="false">−</mo>
                                <mover accent="true">
                                  <mi>x</mi>
                                  <mo stretchy="false">̄</mo>
                                </mover>
                              </mrow>
                            </mrow>
                            <mo stretchy="false">)</mo>
                          </mrow>
                        </mrow>
                        <mrow>
                          <msub>
                            <mi mathvariant="italic">sd</mi>
                            <mrow>
                              <mi>x</mi>
                            </mrow>
                          </msub>
                        </mrow>
                      </mfrac>
                    </mrow>
                    <mo stretchy="false">)</mo>
                  </mrow>
                </mrow>
                <mo stretchy="false">+</mo>
                <msup>
                  <mi>b</mi>
                  <mrow>
                    <mi>'</mi>
                  </mrow>
                </msup>
              </mrow>
            </mrow>
          </mrow>
        </mtd>
      </mtr>
      <mtr>
        <mtd/>
      </mtr>
      <mtr>
        <mtd>
          <mrow>
            <mrow>
              <mrow>
                <mi>y</mi>
                <mo stretchy="false">−</mo>
                <mover accent="true">
                  <mi>y</mi>
                  <mo stretchy="false">̄</mo>
                </mover>
              </mrow>
              <mo stretchy="false">=</mo>
              <mrow>
                <mrow>
                  <mfrac>
                    <mrow>
                      <msup>
                        <mi>w</mi>
                        <mrow>
                          <mi>'</mi>
                        </mrow>
                      </msup>
                      <mo stretchy="false">∗</mo>
                      <msub>
                        <mi mathvariant="italic">sd</mi>
                        <mrow>
                          <mi>y</mi>
                        </mrow>
                      </msub>
                    </mrow>
                    <mrow>
                      <msub>
                        <mi mathvariant="italic">sd</mi>
                        <mrow>
                          <mi>x</mi>
                        </mrow>
                      </msub>
                    </mrow>
                  </mfrac>
                  <mo stretchy="false">∗</mo>
                  <mrow>
                    <mrow>
                      <mo stretchy="false">(</mo>
                      <mrow>
                        <mrow>
                          <mi>x</mi>
                          <mo stretchy="false">−</mo>
                          <mover accent="true">
                            <mi>x</mi>
                            <mo stretchy="false">̄</mo>
                          </mover>
                        </mrow>
                      </mrow>
                      <mo stretchy="false">)</mo>
                    </mrow>
                  </mrow>
                </mrow>
                <mo stretchy="false">+</mo>
                <mrow>
                  <msup>
                    <mi>b</mi>
                    <mrow>
                      <mi>'</mi>
                    </mrow>
                  </msup>
                  <mo stretchy="false">∗</mo>
                  <msub>
                    <mi mathvariant="italic">sd</mi>
                    <mrow>
                      <mi>y</mi>
                    </mrow>
                  </msub>
                </mrow>
              </mrow>
            </mrow>
          </mrow>
        </mtd>
      </mtr>
      <mtr>
        <mtd/>
      </mtr>
      <mtr>
        <mtd>
          <mrow>
            <mrow>
              <mi>y</mi>
              <mo stretchy="false">=</mo>
              <mrow>
                <mrow>
                  <mrow>
                    <mfrac>
                      <mrow>
                        <msup>
                          <mi>w</mi>
                          <mrow>
                            <mi>'</mi>
                          </mrow>
                        </msup>
                        <mo stretchy="false">∗</mo>
                        <msub>
                          <mi mathvariant="italic">sd</mi>
                          <mrow>
                            <mi>y</mi>
                          </mrow>
                        </msub>
                      </mrow>
                      <mrow>
                        <msub>
                          <mi mathvariant="italic">sd</mi>
                          <mrow>
                            <mi>x</mi>
                          </mrow>
                        </msub>
                      </mrow>
                    </mfrac>
                    <mo stretchy="false">∗</mo>
                    <mrow>
                      <mrow>
                        <mo stretchy="false">(</mo>
                        <mrow>
                          <mrow>
                            <mi>x</mi>
                            <mo stretchy="false">−</mo>
                            <mover accent="true">
                              <mi>x</mi>
                              <mo stretchy="false">̄</mo>
                            </mover>
                          </mrow>
                        </mrow>
                        <mo stretchy="false">)</mo>
                      </mrow>
                    </mrow>
                  </mrow>
                  <mo stretchy="false">+</mo>
                  <mrow>
                    <msup>
                      <mi>b</mi>
                      <mrow>
                        <mi>'</mi>
                      </mrow>
                    </msup>
                    <mo stretchy="false">∗</mo>
                    <msub>
                      <mi mathvariant="italic">sd</mi>
                      <mrow>
                        <mi>y</mi>
                      </mrow>
                    </msub>
                  </mrow>
                </mrow>
                <mo stretchy="false">+</mo>
                <mover accent="true">
                  <mi>y</mi>
                  <mo stretchy="false">̄</mo>
                </mover>
              </mrow>
            </mrow>
          </mrow>
        </mtd>
      </mtr>
      <mtr>
        <mtd/>
      </mtr>
      <mtr>
        <mtd>
          <mrow>
            <mrow>
              <mi>y</mi>
              <mo stretchy="false">=</mo>
              <mrow>
                <mrow>
                  <mrow>
                    <mrow>
                      <mrow>
                        <msup>
                          <mi>w</mi>
                          <mrow>
                            <mi>'</mi>
                          </mrow>
                        </msup>
                        <mo stretchy="false">∗</mo>
                        <mrow>
                          <mo stretchy="false">(</mo>
                          <mrow>
                            <mfrac>
                              <msub>
                                <mi mathvariant="italic">sd</mi>
                                <mrow>
                                  <mi>y</mi>
                                </mrow>
                              </msub>
                              <mrow>
                                <msub>
                                  <mi mathvariant="italic">sd</mi>
                                  <mrow>
                                    <mi>x</mi>
                                  </mrow>
                                </msub>
                              </mrow>
                            </mfrac>
                          </mrow>
                          <mo stretchy="false">)</mo>
                        </mrow>
                      </mrow>
                      <mo stretchy="false">∗</mo>
                      <mi>x</mi>
                    </mrow>
                    <mo stretchy="false">+</mo>
                    <mrow>
                      <msup>
                        <mi>b</mi>
                        <mrow>
                          <mi>'</mi>
                        </mrow>
                      </msup>
                      <mo stretchy="false">∗</mo>
                      <msub>
                        <mi mathvariant="italic">sd</mi>
                        <mrow>
                          <mi>y</mi>
                        </mrow>
                      </msub>
                    </mrow>
                  </mrow>
                  <mo stretchy="false">+</mo>
                  <mover accent="true">
                    <mi>y</mi>
                    <mo stretchy="false">̄</mo>
                  </mover>
                </mrow>
                <mo stretchy="false">−</mo>
                <mrow>
                  <mrow>
                    <msup>
                      <mi>w</mi>
                      <mrow>
                        <mi>'</mi>
                      </mrow>
                    </msup>
                    <mo stretchy="false">∗</mo>
                    <mrow>
                      <mo stretchy="false">(</mo>
                      <mrow>
                        <mfrac>
                          <msub>
                            <mi mathvariant="italic">sd</mi>
                            <mrow>
                              <mi>y</mi>
                            </mrow>
                          </msub>
                          <mrow>
                            <msub>
                              <mi mathvariant="italic">sd</mi>
                              <mrow>
                                <mi>x</mi>
                              </mrow>
                            </msub>
                          </mrow>
                        </mfrac>
                      </mrow>
                      <mo stretchy="false">)</mo>
                    </mrow>
                  </mrow>
                  <mo stretchy="false">∗</mo>
                  <mover accent="true">
                    <mi>x</mi>
                    <mo stretchy="false">̄</mo>
                  </mover>
                </mrow>
              </mrow>
            </mrow>
          </mrow>
        </mtd>
      </mtr>
      <mtr>
        <mtd/>
      </mtr>
      <mtr>
        <mtd>
          <mrow>
            <mrow>
              <mi>y</mi>
              <mo stretchy="false">=</mo>
              <mrow>
                <mrow>
                  <mrow>
                    <msup>
                      <mi>w</mi>
                      <mrow>
                        <mi>'</mi>
                      </mrow>
                    </msup>
                    <mo stretchy="false">∗</mo>
                    <mrow>
                      <mo stretchy="false">(</mo>
                      <mrow>
                        <mfrac>
                          <msub>
                            <mi mathvariant="italic">sd</mi>
                            <mrow>
                              <mi>y</mi>
                            </mrow>
                          </msub>
                          <mrow>
                            <msub>
                              <mi mathvariant="italic">sd</mi>
                              <mrow>
                                <mi>x</mi>
                              </mrow>
                            </msub>
                          </mrow>
                        </mfrac>
                      </mrow>
                      <mo stretchy="false">)</mo>
                    </mrow>
                  </mrow>
                  <mo stretchy="false">∗</mo>
                  <mi>x</mi>
                </mrow>
                <mo stretchy="false">+</mo>
                <mrow>
                  <mo stretchy="false">(</mo>
                  <mrow>
                    <mrow>
                      <mrow>
                        <mrow>
                          <msup>
                            <mi>b</mi>
                            <mrow>
                              <mi>'</mi>
                            </mrow>
                          </msup>
                          <mo stretchy="false">∗</mo>
                          <msub>
                            <mi mathvariant="italic">sd</mi>
                            <mrow>
                              <mi>y</mi>
                            </mrow>
                          </msub>
                        </mrow>
                        <mo stretchy="false">+</mo>
                        <mover accent="true">
                          <mi>y</mi>
                          <mo stretchy="false">̄</mo>
                        </mover>
                      </mrow>
                      <mo stretchy="false">−</mo>
                      <mrow>
                        <mrow>
                          <msup>
                            <mi>w</mi>
                            <mrow>
                              <mi>'</mi>
                            </mrow>
                          </msup>
                          <mo stretchy="false">∗</mo>
                          <mrow>
                            <mo stretchy="false">(</mo>
                            <mrow>
                              <mfrac>
                                <msub>
                                  <mi mathvariant="italic">sd</mi>
                                  <mrow>
                                    <mi>y</mi>
                                  </mrow>
                                </msub>
                                <mrow>
                                  <msub>
                                    <mi mathvariant="italic">sd</mi>
                                    <mrow>
                                      <mi>x</mi>
                                    </mrow>
                                  </msub>
                                </mrow>
                              </mfrac>
                            </mrow>
                            <mo stretchy="false">)</mo>
                          </mrow>
                        </mrow>
                        <mo stretchy="false">∗</mo>
                        <mover accent="true">
                          <mi>x</mi>
                          <mo stretchy="false">̄</mo>
                        </mover>
                      </mrow>
                    </mrow>
                  </mrow>
                  <mo stretchy="false">)</mo>
                </mrow>
              </mrow>
            </mrow>
          </mrow>
        </mtd>
      </mtr>
      <mtr>
        <mtd/>
      </mtr>
      <mtr>
        <mtd>
          <mrow>
            <mrow>
              <mi>w</mi>
              <mo stretchy="false">=</mo>
              <mrow>
                <msup>
                  <mi>w</mi>
                  <mrow>
                    <mi>'</mi>
                  </mrow>
                </msup>
                <mo stretchy="false">∗</mo>
                <mrow>
                  <mo stretchy="false">(</mo>
                  <mrow>
                    <mfrac>
                      <msub>
                        <mi mathvariant="italic">sd</mi>
                        <mrow>
                          <mi>y</mi>
                        </mrow>
                      </msub>
                      <mrow>
                        <msub>
                          <mi mathvariant="italic">sd</mi>
                          <mrow>
                            <mi>x</mi>
                          </mrow>
                        </msub>
                      </mrow>
                    </mfrac>
                  </mrow>
                  <mo stretchy="false">)</mo>
                </mrow>
              </mrow>
            </mrow>
          </mrow>
        </mtd>
      </mtr>
      <mtr>
        <mtd/>
      </mtr>
      <mtr>
        <mtd>
          <mrow>
            <mrow>
              <mi>b</mi>
              <mo stretchy="false">=</mo>
              <mrow>
                <mrow>
                  <mrow>
                    <msup>
                      <mi>b</mi>
                      <mrow>
                        <mi>'</mi>
                      </mrow>
                    </msup>
                    <mo stretchy="false">∗</mo>
                    <msub>
                      <mi mathvariant="italic">sd</mi>
                      <mrow>
                        <mi>y</mi>
                      </mrow>
                    </msub>
                  </mrow>
                  <mo stretchy="false">+</mo>
                  <mover accent="true">
                    <mi>y</mi>
                    <mo stretchy="false">̄</mo>
                  </mover>
                </mrow>
                <mo stretchy="false">−</mo>
                <mrow>
                  <mrow>
                    <msup>
                      <mi>w</mi>
                      <mrow>
                        <mi>'</mi>
                      </mrow>
                    </msup>
                    <mo stretchy="false">∗</mo>
                    <mrow>
                      <mo stretchy="false">(</mo>
                      <mrow>
                        <mfrac>
                          <msub>
                            <mi mathvariant="italic">sd</mi>
                            <mrow>
                              <mi>y</mi>
                            </mrow>
                          </msub>
                          <mrow>
                            <msub>
                              <mi mathvariant="italic">sd</mi>
                              <mrow>
                                <mi>x</mi>
                              </mrow>
                            </msub>
                          </mrow>
                        </mfrac>
                      </mrow>
                      <mo stretchy="false">)</mo>
                    </mrow>
                  </mrow>
                  <mo stretchy="false">∗</mo>
                  <mover accent="true">
                    <mi>x</mi>
                    <mo stretchy="false">̄</mo>
                  </mover>
                </mrow>
              </mrow>
            </mrow>
          </mrow>
        </mtd>
      </mtr>
    </mtable>
    <annotation encoding="StarMath 5.0">y = w * x + b
newline newline
y^{'} = w^{'} * x^{'} + b^{'}
newline newline 
{(y - bar y)} over {sd_{y}} = w^{'} * ({(x - bar x)} over {sd_{x}}) + b^{'}
newline newline
y - bar y = w^{'} * sd_{y} over {sd_{x}} * {(x - bar x)} + b^{'} * sd_{y}
newline newline
y = w^{'} * sd_{y} over {sd_{x}} * {(x - bar x)} + b^{'} * sd_{y} + bar y
newline newline
y = w^{'} * (sd_{y} over {sd_{x}}) * x + b^{'} * sd_{y} + bar y - w^{'} * (sd_{y} over {sd_{x}}) * bar x
newline newline
y = w^{'} * (sd_{y} over {sd_{x}}) * x + (b^{'} * sd_{y} + bar y - w^{'} * (sd_{y} over {sd_{x}}) * bar x)
newline newline
w = w^{'} * (sd_{y} over {sd_{x}})
newline newline
b = b^{'} * sd_{y} + bar y - w^{'} * (sd_{y} over {sd_{x}}) * bar x</annotation>
  </semantics>
</math>
</file>